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TrebuchetMS" svg:font-family="Trebuchet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rebuchetMS" fo:font-size="13pt" fo:font-weight="bold" fo:background-color="#ffffff"/>
    </style:style>
    <style:style style:name="P2" style:family="paragraph" style:parent-style-name="Text_20_body">
      <style:text-properties style:font-name="ArialMT" fo:font-size="11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l </text:p>
      <text:p text:style-name="P2">Målet är att utveckla en blogg-app till X. Den ska ha både användarsida och ägaresida. På ägaresidan ska det gå att skapa inlägg med text och bilder och kommentera dessa. Bilderna ska gå att ta med kameran i appen alternativt använda redan tagna. På användaresidan ska man kunna läsa inläggen och om man är registrerad, kommentera dessa. För att få tillgång till VIP-inlägg måste man betala.</text:p>
      <text:p text:style-name="Standard"/>
      <text:p text:style-name="P1">Syfte </text:p>
      <text:p text:style-name="P2">Syftet med projektet är att vi ska fortsätta öva på hur Androids ekosystem fungerar, samt att lära oss mer avancerade tekniker inom Android­utveckling. Vi kommer också att lära oss att gå från kravspecifikation till färdig produkt samt förstå praktisk nytta av projektstyrningsverkty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TrebuchetMS" svg:font-family="Trebuchet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Andersson</meta:initial-creator>
    <meta:creation-date>2014-11-12T11:53:41</meta:creation-date>
    <meta:document-statistic meta:table-count="0" meta:image-count="0" meta:object-count="0" meta:page-count="1" meta:paragraph-count="4" meta:word-count="110" meta:character-count="702"/>
    <dc:date>2014-11-12T12:24:30</dc:date>
    <dc:creator>Peter Andersson</dc:creator>
    <meta:editing-duration>PT15M38S</meta:editing-duration>
    <meta:editing-cycles>1</meta:editing-cycles>
    <meta:generator>OpenOffice/4.1.1$Unix OpenOffice.org_project/411m6$Build-9775</meta:generator>
  </office:meta>
</office:document-meta>
</file>